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DENTYFIKACJA KLAS OBIEKTÓW</text:p>
      <text:p text:style-name="Standard"/>
      <text:p text:style-name="Standard">Klasa: Mapa</text:p>
      <text:list xml:id="list10782068641" text:style-name="L1">
        <text:list-item>
          <text:p text:style-name="P1">Obowiazki</text:p>
          <text:list>
            <text:list-item>
              <text:p text:style-name="P1">rysowanie mapy w głownym oknie</text:p>
            </text:list-item>
          </text:list>
        </text:list-item>
        <text:list-item>
          <text:p text:style-name="P1">Współpracownicy</text:p>
        </text:list-item>
      </text:list>
      <text:p text:style-name="Standard"/>
      <text:list xml:id="list1511406075" text:continue-numbering="true" text:style-name="L1">
        <text:list-item>
          <text:p text:style-name="P1">Widoczne własności</text:p>
        </text:list-item>
      </text:list>
      <text:p text:style-name="Standard"/>
      <text:p text:style-name="Standard">/////////////////////////////////////////////////////////////////////////////////////////////////////////////////////////////////////////////////////</text:p>
      <text:p text:style-name="Standard"/>
      <text:p text:style-name="Standard">Klasa: Drzwi</text:p>
      <text:list xml:id="list2060464148" text:continue-numbering="true" text:style-name="L1">
        <text:list-item>
          <text:p text:style-name="P1">Obowiazki</text:p>
          <text:list>
            <text:list-item>
              <text:p text:style-name="P1">rysowanie drzwi w pozycji zamknietej lub otwartej</text:p>
            </text:list-item>
            <text:list-item>
              <text:p text:style-name="P1">odbieranie wiadomosci od DoorActuator</text:p>
            </text:list-item>
          </text:list>
        </text:list-item>
        <text:list-item>
          <text:p text:style-name="P1">Współpracownicy</text:p>
          <text:list>
            <text:list-item>
              <text:p text:style-name="P1">DoorActuator</text:p>
            </text:list-item>
            <text:list-item>
              <text:p text:style-name="P1">Contactron</text:p>
            </text:list-item>
          </text:list>
        </text:list-item>
        <text:list-item>
          <text:p text:style-name="P1">Widoczne własności</text:p>
          <text:list>
            <text:list-item>
              <text:p text:style-name="P1">bool state</text:p>
            </text:list-item>
          </text:list>
        </text:list-item>
      </text:list>
      <text:p text:style-name="Standard"/>
      <text:p text:style-name="Standard">/////////////////////////////////////////////////////////////////////////////////////////////////////////////////////////////////////////////////////</text:p>
      <text:p text:style-name="Standard"/>
      <text:p text:style-name="Standard">Klasa: Robot</text:p>
      <text:list xml:id="list1672977204" text:continue-numbering="true" text:style-name="L1">
        <text:list-item>
          <text:p text:style-name="P1">Obowiazki</text:p>
          <text:list>
            <text:list-item>
              <text:p text:style-name="P1">rysowanie siebie na mapie</text:p>
            </text:list-item>
            <text:list-item>
              <text:p text:style-name="P1">wykrywanie intruzow (faceRecognition)</text:p>
            </text:list-item>
            <text:list-item>
              <text:p text:style-name="P1">ustalanie trasy przejazdu (pathPlanning)</text:p>
            </text:list-item>
            <text:list-item>
              <text:p text:style-name="P1">ustalanie predkosci przejazdu</text:p>
            </text:list-item>
            <text:list-item>
              <text:p text:style-name="P1">wysyłanie informacji do Alarm</text:p>
            </text:list-item>
          </text:list>
        </text:list-item>
        <text:list-item>
          <text:p text:style-name="P1">Współpracownicy</text:p>
          <text:list>
            <text:list-item>
              <text:p text:style-name="P1">Pracownik</text:p>
            </text:list-item>
            <text:list-item>
              <text:p text:style-name="P1">Intruz</text:p>
            </text:list-item>
            <text:list-item>
              <text:p text:style-name="P1">Alarm</text:p>
            </text:list-item>
          </text:list>
        </text:list-item>
        <text:list-item>
          <text:p text:style-name="P1">Widoczne własności</text:p>
          <text:list>
            <text:list-item>
              <text:p text:style-name="P1">bool isIDOwner</text:p>
            </text:list-item>
          </text:list>
        </text:list-item>
      </text:list>
      <text:p text:style-name="Standard"/>
      <text:p text:style-name="Standard">/////////////////////////////////////////////////////////////////////////////////////////////////////////////////////////////////////////////////////</text:p>
      <text:p text:style-name="Standard"/>
      <text:p text:style-name="Standard">Klasa: Intruz</text:p>
      <text:list xml:id="list1529879046" text:continue-numbering="true" text:style-name="L1">
        <text:list-item>
          <text:p text:style-name="P1">Obowiazki</text:p>
          <text:list>
            <text:list-item>
              <text:p text:style-name="P1">rysowanie siebie na mapie</text:p>
            </text:list-item>
            <text:list-item>
              <text:p text:style-name="P1">ustalanie trasy przejazdu (pathPlanning)</text:p>
            </text:list-item>
            <text:list-item>
              <text:p text:style-name="P1">ustalanie predkosci przejazdu</text:p>
            </text:list-item>
          </text:list>
        </text:list-item>
        <text:list-item>
          <text:p text:style-name="P1">Współpracownicy</text:p>
        </text:list-item>
      </text:list>
      <text:p text:style-name="Standard"/>
      <text:list xml:id="list117760842" text:continue-numbering="true" text:style-name="L1">
        <text:list-item>
          <text:p text:style-name="P1"><text:soft-page-break/>Widoczne własności</text:p>
          <text:list>
            <text:list-item>
              <text:p text:style-name="P1">bool isIDOwner</text:p>
            </text:list-item>
          </text:list>
        </text:list-item>
      </text:list>
      <text:p text:style-name="Standard"/>
      <text:p text:style-name="Standard">/////////////////////////////////////////////////////////////////////////////////////////////////////////////////////////////////////////////////////</text:p>
      <text:p text:style-name="Standard"/>
      <text:p text:style-name="Standard">Klasa: Pracownik</text:p>
      <text:list xml:id="list1571526862" text:continue-numbering="true" text:style-name="L1">
        <text:list-item>
          <text:p text:style-name="P1">Obowiazki</text:p>
          <text:list>
            <text:list-item>
              <text:p text:style-name="P1">rysowanie siebie na mapie</text:p>
            </text:list-item>
            <text:list-item>
              <text:p text:style-name="P1">ustalanie trasy przejazdu (pathPlanning)</text:p>
            </text:list-item>
            <text:list-item>
              <text:p text:style-name="P1">ustalanie predkosci przejazdu</text:p>
            </text:list-item>
          </text:list>
        </text:list-item>
        <text:list-item>
          <text:p text:style-name="P1">Współpracownicy</text:p>
          <text:list>
            <text:list-item>
              <text:p text:style-name="P1"/>
            </text:list-item>
          </text:list>
        </text:list-item>
        <text:list-item>
          <text:p text:style-name="P1">Widoczne własności</text:p>
          <text:list>
            <text:list-item>
              <text:p text:style-name="P1">bool isIDOwner</text:p>
            </text:list-item>
          </text:list>
        </text:list-item>
      </text:list>
      <text:p text:style-name="Standard"/>
      <text:p text:style-name="Standard">/////////////////////////////////////////////////////////////////////////////////////////////////////////////////////////////////////////////////////</text:p>
      <text:p text:style-name="Standard"/>
      <text:p text:style-name="Standard">Klasa: Oswietlenie</text:p>
      <text:list xml:id="list1713068606" text:continue-numbering="true" text:style-name="L1">
        <text:list-item>
          <text:p text:style-name="P1">Obowiazki</text:p>
          <text:list>
            <text:list-item>
              <text:p text:style-name="P1">zapalanie/gaszenie swiatla w pokojach</text:p>
            </text:list-item>
          </text:list>
        </text:list-item>
        <text:list-item>
          <text:p text:style-name="P1">Współpracownicy</text:p>
          <text:list>
            <text:list-item>
              <text:p text:style-name="P1">Pokoj</text:p>
            </text:list-item>
            <text:list-item>
              <text:p text:style-name="P1">MotionDetector</text:p>
            </text:list-item>
          </text:list>
        </text:list-item>
        <text:list-item>
          <text:p text:style-name="P1">Widoczne własności</text:p>
          <text:list>
            <text:list-item>
              <text:p text:style-name="P1">bool isSwitchedOn</text:p>
            </text:list-item>
          </text:list>
        </text:list-item>
      </text:list>
      <text:p text:style-name="Standard"/>
      <text:p text:style-name="Standard">/////////////////////////////////////////////////////////////////////////////////////////////////////////////////////////////////////////////////////</text:p>
      <text:p text:style-name="Standard"/>
      <text:p text:style-name="Standard">Klasa: MotionDetector</text:p>
      <text:list xml:id="list130660930" text:continue-numbering="true" text:style-name="L1">
        <text:list-item>
          <text:p text:style-name="P1">Obowiazki</text:p>
          <text:list>
            <text:list-item>
              <text:p text:style-name="P1">wykrywanie ruchu w otoczeniu</text:p>
            </text:list-item>
            <text:list-item>
              <text:p text:style-name="P1">wysylanie informacji do oswitlenia (systemu?)</text:p>
            </text:list-item>
            <text:list-item>
              <text:p text:style-name="P1">odliczanie czasu od ostatniego loga</text:p>
            </text:list-item>
          </text:list>
        </text:list-item>
        <text:list-item>
          <text:p text:style-name="P1">Współpracownicy</text:p>
          <text:list>
            <text:list-item>
              <text:p text:style-name="P1">Oswitlenie</text:p>
            </text:list-item>
            <text:list-item>
              <text:p text:style-name="P1">Intruz/Robot/Pracownik</text:p>
            </text:list-item>
          </text:list>
        </text:list-item>
        <text:list-item>
          <text:p text:style-name="P1">Widoczne własności</text:p>
          <text:list>
            <text:list-item>
              <text:p text:style-name="P1">bool isTriggered</text:p>
            </text:list-item>
            <text:list-item>
              <text:p text:style-name="P1">Timer</text:p>
            </text:list-item>
          </text:list>
        </text:list-item>
      </text:list>
      <text:p text:style-name="Standard"/>
      <text:p text:style-name="Standard">/////////////////////////////////////////////////////////////////////////////////////////////////////////////////////////////////////////////////////</text:p>
      <text:p text:style-name="Standard"/>
      <text:p text:style-name="Standard">Klasa: <text:s/>IDSensor</text:p>
      <text:list xml:id="list614550061" text:continue-numbering="true" text:style-name="L1">
        <text:list-item>
          <text:p text:style-name="P1">Obowiazki</text:p>
          <text:list>
            <text:list-item>
              <text:p text:style-name="P1">wykrywanie obiektow z ID</text:p>
            </text:list-item>
            <text:list-item>
              <text:p text:style-name="P1">wysylanie informacji do Alarmu(systemu?)</text:p>
            </text:list-item>
          </text:list>
        </text:list-item>
        <text:list-item>
          <text:p text:style-name="P1"><text:soft-page-break/>Współpracownicy</text:p>
          <text:list>
            <text:list-item>
              <text:p text:style-name="P1">Robot/Intruz/Pracownik</text:p>
            </text:list-item>
            <text:list-item>
              <text:p text:style-name="P1">Alarm (system ?)</text:p>
            </text:list-item>
          </text:list>
        </text:list-item>
      </text:list>
      <text:p text:style-name="Standard"/>
      <text:list xml:id="list252957604" text:continue-numbering="true" text:style-name="L1">
        <text:list-item>
          <text:p text:style-name="P1">Widoczne własności</text:p>
          <text:list>
            <text:list-header>
              <text:p text:style-name="P1"/>
            </text:list-header>
          </text:list>
        </text:list-item>
      </text:list>
      <text:p text:style-name="Standard"/>
      <text:p text:style-name="Standard">/////////////////////////////////////////////////////////////////////////////////////////////////////////////////////////////////////////////////////</text:p>
      <text:p text:style-name="Standard"/>
      <text:p text:style-name="Standard">do przetestowania ogólnie jest:</text:p>
      <text:p text:style-name="Standard">-zawieszenie, <text:s/>jazda po wyboistym terenie</text:p>
      <text:p text:style-name="Standard">-koła</text:p>
      <text:p text:style-name="Standard">-wjazd pod wzniesienia</text:p>
      <text:p text:style-name="Standard">-awaryjnosc elektroniki (czy sie grzeje, rozlacza itp)</text:p>
      <text:p text:style-name="Standard">-kamery, opóźnienie</text:p>
      <text:p text:style-name="Standard">-przepustowość łącza</text:p>
      <text:p text:style-name="Standard">-zasięg kątowy co jesli wyjedziemy za 60 stopni od anteny panelowej</text:p>
      <text:p text:style-name="Standard">-zasieg na odleglosc</text:p>
      <text:p text:style-name="Standard">-GPS</text:p>
      <text:p text:style-name="Standard">-chwytaki</text:p>
      <text:p text:style-name="Standard">-lemies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6:22:12</meta:creation-date>
    <dc:date>2014-05-16T23:43:01</dc:date>
    <meta:editing-duration>PT1H19M53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3" meta:paragraph-count="91" meta:word-count="270" meta:character-count="2930" meta:non-whitespace-character-count="2811"/>
  </office:meta>
</office:document-meta>
</file>